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svg:stroke-width="0.05cm" svg:stroke-color="#333333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333333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f0000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P1" style:family="paragraph">
      <style:text-properties fo:color="#333333" fo:font-family="Verdana" style:font-family-generic="swiss" style:font-pitch="variable"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333333" fo:font-family="Verdana" style:font-family-generic="swiss" style:font-pitch="variable" fo:font-size="18pt"/>
    </style:style>
    <style:style style:name="T1" style:family="text">
      <style:text-properties fo:color="#333333" fo:font-family="Verdana" style:font-family-generic="swiss" style:font-pitch="variabl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5.329cm" svg:height="1.021cm" svg:x="5.853cm" svg:y="3.689cm">
          <draw:text-box>
            <text:p><text:span text:style-name="T1">a.value</text:span></text:p>
          </draw:text-box>
        </draw:frame>
        <draw:frame draw:style-name="gr1" draw:text-style-name="P1" draw:layer="layout" svg:width="5.329cm" svg:height="1.021cm" svg:x="5.854cm" svg:y="5.79cm">
          <draw:text-box>
            <text:p><text:span text:style-name="T1">c.value</text:span></text:p>
          </draw:text-box>
        </draw:frame>
        <draw:frame draw:style-name="gr1" draw:text-style-name="P1" draw:layer="layout" svg:width="5.329cm" svg:height="1.021cm" svg:x="5.854cm" svg:y="4.69cm">
          <draw:text-box>
            <text:p><text:span text:style-name="T1">b.value</text:span></text:p>
          </draw:text-box>
        </draw:frame>
        <draw:custom-shape draw:style-name="gr2" draw:text-style-name="P3" draw:layer="layout" svg:width="1.701cm" svg:height="1.096cm" svg:x="10.842cm" svg:y="3.68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01cm" svg:height="1.096cm" svg:x="10.843cm" svg:y="5.789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536cm" svg:y1="4.259cm" svg:x2="10.615cm" svg:y2="4.221cm">
          <text:p/>
        </draw:line>
        <draw:line draw:style-name="gr4" draw:text-style-name="P2" draw:layer="layout" svg:x1="8.536cm" svg:y1="5.204cm" svg:x2="10.616cm" svg:y2="4.69cm">
          <text:p/>
        </draw:line>
        <draw:line draw:style-name="gr3" draw:text-style-name="P2" draw:layer="layout" svg:x1="8.537cm" svg:y1="6.359cm" svg:x2="10.616cm" svg:y2="6.321cm">
          <text:p/>
        </draw:line>
        <draw:frame draw:style-name="gr1" draw:text-style-name="P1" draw:layer="layout" svg:width="5.329cm" svg:height="1.021cm" svg:x="5.854cm" svg:y="8.789cm">
          <draw:text-box>
            <text:p><text:span text:style-name="T1">a.value</text:span></text:p>
          </draw:text-box>
        </draw:frame>
        <draw:frame draw:style-name="gr1" draw:text-style-name="P1" draw:layer="layout" svg:width="5.329cm" svg:height="1.021cm" svg:x="5.855cm" svg:y="10.89cm">
          <draw:text-box>
            <text:p><text:span text:style-name="T1">c.value</text:span></text:p>
          </draw:text-box>
        </draw:frame>
        <draw:frame draw:style-name="gr1" draw:text-style-name="P1" draw:layer="layout" svg:width="5.329cm" svg:height="1.021cm" svg:x="5.855cm" svg:y="9.79cm">
          <draw:text-box>
            <text:p><text:span text:style-name="T1">b.value</text:span></text:p>
          </draw:text-box>
        </draw:frame>
        <draw:custom-shape draw:style-name="gr2" draw:text-style-name="P3" draw:layer="layout" svg:width="1.701cm" svg:height="1.096cm" svg:x="10.843cm" svg:y="8.789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01cm" svg:height="1.096cm" svg:x="10.844cm" svg:y="10.889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537cm" svg:y1="9.359cm" svg:x2="10.616cm" svg:y2="9.321cm">
          <text:p/>
        </draw:line>
        <draw:line draw:style-name="gr3" draw:text-style-name="P2" draw:layer="layout" svg:x1="8.537cm" svg:y1="10.304cm" svg:x2="10.617cm" svg:y2="9.79cm">
          <text:p/>
        </draw:line>
        <draw:line draw:style-name="gr4" draw:text-style-name="P2" draw:layer="layout" svg:x1="8.538cm" svg:y1="11.459cm" svg:x2="10.617cm" svg:y2="10.304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sten Gips</meta:initial-creator>
    <meta:creation-date>2012-11-22T18:28:42</meta:creation-date>
    <dc:date>2012-11-22T18:29:05</dc:date>
    <dc:creator>Carsten Gips</dc:creator>
    <meta:editing-duration>PT24S</meta:editing-duration>
    <meta:editing-cycles>1</meta:editing-cycles>
    <meta:document-statistic meta:object-count="16"/>
    <meta:generator>LibreOffice/3.4$Linux LibreOffice_project/340m1$Build-402</meta:generator>
  </office:meta>
</office:document-meta>
</file>